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6d43d" style:font-weight-asian="bold" style:font-weight-complex="bold"/>
    </style:style>
    <style:style style:name="P2" style:family="paragraph" style:parent-style-name="Standard">
      <style:text-properties style:font-name="Arimo"/>
    </style:style>
    <style:style style:name="P3" style:family="paragraph" style:parent-style-name="Standard">
      <style:text-properties style:font-name="Arimo" officeooo:paragraph-rsid="0006d43d"/>
    </style:style>
    <style:style style:name="T1" style:family="text">
      <style:text-properties officeooo:rsid="0006d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bjetivos de la aplicación:</text:span></text:p>
      <text:p text:style-name="Standard"/>
      <text:p text:style-name="P3">•El objetivo de la aplicación es que las personas que <text:span text:style-name="T1">las personas que ingresen a iF Blanco puedan registrarse de manera rápida y fácil.</text:span></text:p>
      <text:p text:style-name="P2"/>
      <text:p text:style-name="P3">•<text:span text:style-name="T1">La recepcionista sea capaz de poder atender y orientar mejor <text:s/>a los visitantes de iF Blanco. Controlando que cada persona que ingrese y registre sus datos. </text:span></text:p>
      <text:p text:style-name="P2"/>
      <text:p text:style-name="P3">•<text:span text:style-name="T1">El administrador pueda obtener en un dashboard, las estadísticas de las personas que visitan iF Blanco. La hora a la que ingresan, quiénes son visitantes normales y quienes son potenciales clientes para arriendo de espac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5:36:49.803318581</meta:creation-date>
    <dc:date>2018-07-31T15:46:25.973982765</dc:date>
    <meta:editing-duration>PT9M3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89" meta:character-count="545" meta:non-whitespace-character-count="458"/>
  </office:meta>
</office:document-meta>
</file>